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eezeSans" svg:font-family="BreezeSans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3.85cm"/>
    </style:style>
    <style:style style:name="gr2" style:family="graphic" style:parent-style-name="standard">
      <style:graphic-properties draw:stroke="none" svg:stroke-color="#000000" draw:fill="none" draw:fill-color="#ffffff" draw:textarea-vertical-align="top" fo:min-height="0.85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1.378cm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1.4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loext:graphic-properties draw:fill="none" draw:fill-color="#ffffff"/>
      <style:paragraph-properties fo:text-align="center"/>
      <style:text-properties style:font-name="BreezeSans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font-name="Roboto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Roboto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Roboto" fo:font-size="44pt" fo:font-weight="bold" fo:background-color="transparent" style:font-size-asian="44pt" style:font-weight-asian="bold" style:font-size-complex="44pt" style:font-weight-complex="bold"/>
    </style:style>
    <style:style style:name="T3" style:family="text">
      <style:text-properties fo:color="#000000" style:font-name="BreezeSans" fo:font-size="44pt" fo:font-weight="bold" fo:background-color="transparent" style:font-size-asian="44pt" style:font-weight-asian="bold" style:font-size-complex="44pt" style:font-weight-complex="bold"/>
    </style:style>
    <style:style style:name="T4" style:family="text">
      <style:text-properties style:font-name="Robot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cm" svg:height="14.1cm" svg:x="7cm" svg:y="4cm">
          <draw:text-box>
            <text:p text:style-name="P1"><text:span text:style-name="T1">G</text:span><text:span text:style-name="T2">ame</text:span><text:span text:style-name="T3"> Loop</text:span></text:p>
          </draw:text-box>
        </draw:frame>
        <draw:frame draw:style-name="gr2" draw:text-style-name="P4" xml:id="id2" draw:id="id2" draw:layer="layout" svg:width="7.438cm" svg:height="1.407cm" svg:x="10.4cm" svg:y="2.193cm">
          <draw:text-box>
            <text:p text:style-name="P3"><text:span text:style-name="T4">Handle Events</text:span></text:p>
          </draw:text-box>
        </draw:frame>
        <draw:frame draw:style-name="gr3" draw:text-style-name="P4" xml:id="id3" draw:id="id3" draw:layer="layout" svg:width="9.1cm" svg:height="1.628cm" svg:x="19.6cm" svg:y="15.5cm">
          <draw:text-box>
            <text:p text:style-name="P3"><text:span text:style-name="T4">Update Game State</text:span></text:p>
          </draw:text-box>
        </draw:frame>
        <draw:frame draw:style-name="gr4" draw:text-style-name="P4" xml:id="id1" draw:id="id1" draw:layer="layout" svg:width="6.1cm" svg:height="1.663cm" svg:x="1.067cm" svg:y="15.473cm">
          <draw:text-box>
            <text:p text:style-name="P3"><text:span text:style-name="T4">Draw Screen</text:span></text:p>
          </draw:text-box>
        </draw:frame>
        <draw:connector draw:style-name="gr5" draw:text-style-name="P5" draw:layer="layout" draw:type="curve" svg:x1="4.117cm" svg:y1="15.473cm" svg:x2="10.4cm" svg:y2="2.896cm" draw:start-shape="id1" draw:start-glue-point="0" draw:end-shape="id2" draw:end-glue-point="3" svg:d="M4117 15473c0-8385 2094-12577 6283-12577" svg:viewBox="0 0 6284 12578">
          <text:p/>
        </draw:connector>
        <draw:connector draw:style-name="gr5" draw:text-style-name="P5" draw:layer="layout" draw:type="curve" svg:x1="17.838cm" svg:y1="2.896cm" svg:x2="24.15cm" svg:y2="15.5cm" draw:start-shape="id2" draw:start-glue-point="1" draw:end-shape="id3" draw:end-glue-point="0" svg:d="M17838 2896c4208 0 6312 4201 6312 12604" svg:viewBox="0 0 6313 12605">
          <text:p/>
        </draw:connector>
        <draw:connector draw:style-name="gr5" draw:text-style-name="P5" draw:layer="layout" draw:type="curve" svg:x1="24.15cm" svg:y1="17.128cm" svg:x2="4.117cm" svg:y2="17.136cm" draw:start-shape="id3" draw:start-glue-point="2" draw:end-shape="id1" draw:end-glue-point="2" svg:d="M24150 17128c0 762-20033 758-20033 8" svg:viewBox="0 0 20034 5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eezeSans" svg:font-family="BreezeSans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8:57:46.824046155</meta:creation-date>
    <dc:date>2018-04-12T21:26:59.342091943</dc:date>
    <meta:editing-duration>PT25M25S</meta:editing-duration>
    <meta:editing-cycles>10</meta:editing-cycles>
    <meta:generator>LibreOffice/6.0.2.1$MacOSX_X86_64 LibreOffice_project/f7f06a8f319e4b62f9bc5095aa112a65d2f3ac89</meta:generator>
    <meta:document-statistic meta:object-count="7"/>
  </office:meta>
</office:document-meta>
</file>